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Finish CV Formatting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diagra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Stev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Number conversion in paper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BoM respons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equati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Buy bottle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8th Feb: Job: https://jobs.exeter.ac.uk/hrpr_webrecruitment/wrd/run/ETREC107GF.open?VACANCY_ID%3d479630E0id%1BUSESSION=5B1552C22D4249859B2E5BD726088949&amp;WVID=3817591jNg&amp;LANG=USA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Bottle beer</text:p>
          </table:table-cell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5" table:number-columns-repeated="7"/>
          <table:table-cell table:style-name="ce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08T09:27:41.082999063</dc:date>
    <dc:creator>Douglas Kelley</dc:creator>
    <meta:editing-duration>PT15H39M2S</meta:editing-duration>
    <meta:editing-cycles>2</meta:editing-cycles>
    <meta:generator>LibreOffice/4.4.6.3$Linux_X86_64 LibreOffice_project/40m0$Build-3</meta:generator>
    <meta:document-statistic meta:table-count="1" meta:cell-count="21" meta:object-count="0"/>
  </office:meta>
</office:document-meta>
</file>